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Arial"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 style:family="paragraph" style:parent-style-name="Standard">
      <style:paragraph-properties fo:orphans="0" fo:widows="0"/>
      <style:text-properties style:font-name="Verdana" fo:font-size="18pt" fo:language="sk" fo:country="SK" fo:font-weight="bold" style:font-size-asian="18pt" style:font-weight-asian="bold" style:font-name-complex="Verdana1" style:font-size-complex="18pt" style:font-weight-complex="bold"/>
    </style:style>
    <style:style style:name="P3" style:family="paragraph" style:parent-style-name="Standard">
      <style:paragraph-properties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 fo:language="sk" fo:country="SK" style:font-name-complex="Times New Roman1"/>
    </style:style>
    <style:style style:name="P4" style:family="paragraph" style:parent-style-name="Standard">
      <style:paragraph-properties fo:margin-top="0cm" fo:margin-bottom="0.388cm" loext:contextual-spacing="false" fo:orphans="0" fo:widows="0"/>
    </style:style>
    <style:style style:name="P5" style:family="paragraph" style:parent-style-name="Standard">
      <style:paragraph-properties fo:margin-top="0cm" fo:margin-bottom="0.388cm" loext:contextual-spacing="false" fo:text-align="center" style:justify-single-word="false" fo:orphans="0" fo:widows="0"/>
    </style:style>
    <style:style style:name="P6" style:family="paragraph" style:parent-style-name="Standard">
      <style:paragraph-properties fo:margin-top="0cm" fo:margin-bottom="0.388cm" loext:contextual-spacing="false" fo:orphans="0" fo:widows="0"/>
      <style:text-properties style:font-name="Times New Roman" fo:language="sk" fo:country="SK" style:font-name-complex="Times New Roman1"/>
    </style:style>
    <style:style style:name="P7" style:family="paragraph" style:parent-style-name="Standard" style:list-style-name="WWNum1">
      <style:paragraph-properties fo:margin-left="1.27cm" fo:margin-right="0cm" fo:orphans="0" fo:widows="0" fo:text-indent="-1.27cm" style:auto-text-indent="false">
        <style:tab-stops>
          <style:tab-stop style:position="0.388cm"/>
          <style:tab-stop style:position="1.27cm"/>
        </style:tab-stops>
      </style:paragraph-properties>
    </style:style>
    <style:style style:name="P8" style:family="paragraph" style:parent-style-name="Standard" style:list-style-name="WWNum2">
      <style:paragraph-properties fo:margin-left="1.27cm" fo:margin-right="0cm" fo:orphans="0" fo:widows="0" fo:text-indent="-1.27cm" style:auto-text-indent="false">
        <style:tab-stops>
          <style:tab-stop style:position="0.388cm"/>
          <style:tab-stop style:position="1.27cm"/>
        </style:tab-stops>
      </style:paragraph-properties>
    </style:style>
    <style:style style:name="P9" style:family="paragraph" style:parent-style-name="Standard" style:list-style-name="WWNum3">
      <style:paragraph-properties fo:margin-left="1.27cm" fo:margin-right="0cm" fo:orphans="0" fo:widows="0" fo:text-indent="-1.27cm" style:auto-text-indent="false">
        <style:tab-stops>
          <style:tab-stop style:position="0.388cm"/>
          <style:tab-stop style:position="1.27cm"/>
        </style:tab-stops>
      </style:paragraph-properties>
    </style:style>
    <style:style style:name="P10" style:family="paragraph" style:parent-style-name="Standard" style:master-page-name="Standard">
      <style:paragraph-properties fo:orphans="0" fo:widows="0" style:page-number="auto">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T1" style:family="text">
      <style:text-properties fo:color="#000000" style:font-name="Arial" fo:font-size="15pt" fo:language="sk" fo:country="SK" fo:font-weight="bold" style:font-size-asian="15pt" style:font-weight-asian="bold" style:font-name-complex="Arial1" style:font-size-complex="15pt" style:font-weight-complex="bold"/>
    </style:style>
    <style:style style:name="T2" style:family="text">
      <style:text-properties style:font-name="Times New Roman" fo:language="sk" fo:country="SK" style:font-name-complex="Times New Roman1"/>
    </style:style>
    <style:style style:name="T3" style:family="text">
      <style:text-properties style:font-name="Times New Roman" fo:language="sk" fo:country="SK" fo:font-weight="bold" style:font-weight-asian="bold" style:font-name-complex="Times New Roman1" style:font-weight-complex="bold"/>
    </style:style>
    <style:style style:name="T4" style:family="text">
      <style:text-properties style:font-name="Times New Roman" fo:language="sk" fo:country="SK" style:text-underline-style="solid" style:text-underline-width="auto" style:text-underline-color="font-color" fo:font-weight="bold" style:font-weight-asian="bold" style:font-name-complex="Times New Roman1"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Noerhte-laanti saemiej konvensjovne</text:span></text:p>
      <text:p text:style-name="P2"/>
      <text:p text:style-name="P4"><text:span text:style-name="T2">Reerenassh Nøørjesne, Finlaantesne jih Sveerjesne</text:span></text:p>
      <text:p text:style-name="P4"><text:span text:style-name="T2">nænnoestieh</text:span></text:p>
      <text:list xml:id="list1962342358" text:style-name="WWNum1">
        <text:list-item>
          <text:p text:style-name="P7"><text:span text:style-name="T2">saemieh dah aalkoe-almetjh daej golme laantine</text:span></text:p>
        </text:list-item>
        <text:list-item>
          <text:p text:style-name="P7"><text:span text:style-name="T2">saemieh leah tjierte jalhts ovmese laantine årroeminie</text:span></text:p>
        </text:list-item>
        <text:list-item>
          <text:p text:style-name="P7"><text:span text:style-name="T2">saemiej leah sjiere kultuvre jih ektesvuekie-jieleme, tradisjovnh,gielh, veasomh jih</text:span></text:p>
        </text:list-item>
        <text:list-item>
          <text:p text:style-name="P7"><text:span text:style-name="T2">båetije biejjij vååjnesassh</text:span></text:p>
        </text:list-item>
        <text:list-item>
          <text:p text:style-name="P7"><text:span text:style-name="T2">dej golme staati leah naasjovnale jih internaasjovnale diedte saemien kultuvrese jih    </text:span></text:p>
        </text:list-item>
        <text:list-item>
          <text:p text:style-name="P7"><text:span text:style-name="T2">jielemasse nuepiem vedtedh øvtiedimmiem juhtiehtidh</text:span></text:p>
        </text:list-item>
        <text:list-item>
          <text:p text:style-name="P7"><text:span text:style-name="T2">saemien almetjidie leah reaktah jijtjedh  reerenasse</text:span></text:p>
        </text:list-item>
        <text:list-item>
          <text:p text:style-name="P7"><text:span text:style-name="T2">saemien kultuvre jih jielemasse laanten kultuvrese lissine båata jih nimhtie dam bijjiebasse lutnjie</text:span></text:p>
        </text:list-item>
        <text:list-item>
          <text:p text:style-name="P7"><text:span text:style-name="T2">saemiej leah daerpiesvoete sjiere rasti namhtah jielemem øvtiedidh</text:span></text:p>
        </text:list-item>
        <text:list-item>
          <text:p text:style-name="P7"><text:span text:style-name="T2">saemide laante jih tjaetsie daerpies  kultuvren sjiekenassen gaavhtan</text:span></text:p>
        </text:list-item>
        <text:list-item>
          <text:p text:style-name="P7"><text:span text:style-name="T2">gosse saemiej reaktasvoete edtja tseegesovvedh, dellie daerpies mujhtedh guktie saemieh aerebi aejtemen nuelesne orreme  jih nimhtie ovreaktam dååsteme</text:span></text:p>
        </text:list-item>
      </text:list>
      <text:p text:style-name="P4"><text:span text:style-name="T2">saemiedigkieh dej golme laantine sjiekenassen mietie naemhtieh tjoeverieh vierhtiedieh</text:span></text:p>
      <text:list xml:id="list878727544" text:style-name="WWNum2">
        <text:list-item>
          <text:p text:style-name="P8"><text:span text:style-name="T2">sijhtieh saemiej jielemem jih kultuvren båetije biejjide bueriedidh</text:span></text:p>
        </text:list-item>
        <text:list-item>
          <text:p text:style-name="P8"><text:span text:style-name="T2">eah edtjieh rasth saemij almetjij jallh ajne saemiej ektievuekie-jielemem jeeredh</text:span></text:p>
        </text:list-item>
        <text:list-item>
          <text:p text:style-name="P8"><text:span text:style-name="T2">vuejnedh guktie orre saemien konvensjovne maahta reaktide mah aerebi Lappekodisillesne 1751 tjåadtjoejin, orrestehtedh jih øvtiedidh</text:span></text:p>
        </text:list-item>
        <text:list-item>
          <text:p text:style-name="P8"><text:span text:style-name="T2">vuesiehtidh guktie saemiej reaktah jijtjedh reerenasse vååjnose båetieh, krøøhkestimmien nuelesne</text:span></text:p>
        </text:list-item>
        <text:list-item>
          <text:p text:style-name="P8"><text:soft-page-break/><text:span text:style-name="T2">saemij reaktah laantese jih tjaatsan goerkese biejedh jih nimhtie vuesiehtidh  samieh dah aalkoealmetjh daej sjiere laantine</text:span></text:p>
        </text:list-item>
        <text:list-item>
          <text:p text:style-name="P8"><text:span text:style-name="T2">vuesiehtidh guktie saemiej sjiere maahtoeh jih kultuvre-diejvesh vihkeles, jih  pråvhkeme eatnemen maelmijste lea leahtah saemien kultuvreste</text:span></text:p>
        </text:list-item>
        <text:list-item>
          <text:p text:style-name="P8"><text:span text:style-name="T2">moenedh guktie saemiej nyjsenæjjaj vuekieh jih barkoeh maehtieh ektievoetesne bijjiebasse lutnjesovvedh, juktie aaj nimhtie maehtieh buerebe vuesiehtæmman båetedh ovmese åårganisasjovnine</text:span></text:p>
        </text:list-item>
        <text:list-item>
          <text:p text:style-name="P8"><text:span text:style-name="T2">sijhtieh edtjieh saemieh ektesne veasodh goh akte ålme-tjierte daej golme laantine</text:span></text:p>
        </text:list-item>
        <text:list-item>
          <text:p text:style-name="P8"><text:span text:style-name="T2">vuesiehtidh saemiej vaajtelimmieh, væljoeh jih reaktah jijtje diedtem guedtedh</text:span></text:p>
        </text:list-item>
        <text:list-item>
          <text:p text:style-name="P8"><text:span text:style-name="T2">øvtiedimmien jih båetije bijjej gaavhtan</text:span></text:p>
        </text:list-item>
        <text:list-item>
          <text:p text:style-name="P8"><text:span text:style-name="T2">sijhtieh aaj vuesiehtidh saemiej reaktah jih jijtjh-reereme leah veadtaldihkie internaasjovnale almetji-reaktide jih aaj dan daamts almetje-reaktese</text:span></text:p>
        </text:list-item>
      </text:list>
      <text:p text:style-name="P4"><text:span text:style-name="T2">Daate konvensjovne lea tjaalasovveme saemiej ektine guhth munieh vihkeles daate aerebi goh staate daam ratifiserie,</text:span></text:p>
      <text:p text:style-name="P4"><text:span text:style-name="T2">lea dååhkasjehtemem dejstie golme saemiedigkijste dååsteme.</text:span></text:p>
      <text:p text:style-name="P4"><text:span text:style-name="T2">dah tjuerieh duvtiem saemide båetije bijjiej vedtedh guktie daate konvensjovne faala.</text:span></text:p>
      <text:p text:style-name="P4"><text:span text:style-name="T2"> </text:span></text:p>
      <text:p text:style-name="P5"><text:span text:style-name="T3">Voestes kapittele I</text:span></text:p>
      <text:p text:style-name="P5"><text:span text:style-name="T3">Saemiej sjiere reaktah</text:span></text:p>
      <text:p text:style-name="P5"><text:span text:style-name="T4">Voestes tjaalege</text:span><text:span text:style-name="T3"> </text:span><text:span text:style-name="T4">Man gaavhtan konvensjovne</text:span></text:p>
      <text:p text:style-name="P4"><text:span text:style-name="T2">Daan konvensjovnen aarvoe leah reaktide jååhkesjidh jih nænnoestidh  guktie saemieh vihties laakan maehtieh sijjen gielide øvtiedidh jih aaj kultuvrem , jielemidie jih ektie-voetide vaarjelidh guktie vaenemes tsagkesh laanti gaskems sjidtieh.</text:span></text:p>
      <text:p text:style-name="P5"><text:span text:style-name="T2"> </text:span></text:p>
      <text:p text:style-name="P5"><text:span text:style-name="T4">Mubpie tjaalege</text:span></text:p>
      <text:p text:style-name="P5"><text:span text:style-name="T4">Saemieh goh aalkoealmetjh</text:span></text:p>
      <text:p text:style-name="P4"><text:span text:style-name="T2">Saemieh leah aalkoealmetjh Finlaantesne, Nøørjesne jih Sveerjesne.</text:span></text:p>
      <text:p text:style-name="P5"><text:span text:style-name="T2"> </text:span></text:p>
      <text:p text:style-name="P5"><text:span text:style-name="T4">Gåalmede tjaalege</text:span></text:p>
      <text:p text:style-name="P5"><text:soft-page-break/><text:span text:style-name="T4">Reaktah jijtjh-reerenasse</text:span></text:p>
      <text:p text:style-name="P4"><text:span text:style-name="T2">Saemiej leah reaktah jijtjh-reerenasse nimhtie guktie ålma-reaktah jiehtieh jih aaj nænnoestimmieh daennie konvensjovnesne. Guktie dah reaktah munieh, dellie saemieh jijtje tjoeverieh åadtjodh eavadidh guktie  beetneh-vierhtide stuvredh, guktie jeatja almetji ektine dåemiedidh jih aaj guktie dihte kultuvre- øvtiedimmie edtja juhtedh. Nimhtie aaj vihkeles åadtjodh jijtjedh aamhtside stuvredh mah eatnemen maelmide veadtaldihkie.</text:span></text:p>
      <text:p text:style-name="P5"><text:span text:style-name="T2"> </text:span></text:p>
      <text:p text:style-name="P5"><text:span text:style-name="T4">Njealjede tjaalege</text:span></text:p>
      <text:p text:style-name="P5"><text:span text:style-name="T4">Almetjh guhth konvensjovnen nualan båetieh</text:span></text:p>
      <text:p text:style-name="P4"><text:span text:style-name="T2">Konvensjovne dijpieh dejtie guhth Finlaantesne, Nøørjesne jallh Sveerjesne årroeminie jih jijtje damtieh goh saemieh, jih aaj</text:span></text:p>
      <text:list xml:id="list2813590945" text:style-name="WWNum3">
        <text:list-item>
          <text:p text:style-name="P9"><text:span text:style-name="T2">saemien gielem gåetesne pruvkieh  jallh vaenemes akte eejhtegijstie jallh aahka/aajja leah saemien gielem gåetesne pruvkeme; jallh</text:span></text:p>
        </text:list-item>
        <text:list-item>
          <text:p text:style-name="P9"><text:span text:style-name="T2">luhpiem utnieh båatsoe-jieleminie giehtelidh Nøørjesne jallh Sveerjesne ; jallh</text:span></text:p>
        </text:list-item>
        <text:list-item>
          <text:p text:style-name="P9"><text:span text:style-name="T2">lupiem utnieh saemiedigkie-veeljemisnie meatan Nøørjesne jallh Sveerjesne; jallh</text:span></text:p>
        </text:list-item>
        <text:list-item>
          <text:p text:style-name="P9"><text:span text:style-name="T2">jis maanah dejstie guhth  1,2 jallh 3 mieriej nualan båetieh.</text:span></text:p>
        </text:list-item>
      </text:list>
      <text:p text:style-name="P5"><text:span text:style-name="T2"> </text:span></text:p>
      <text:p text:style-name="P5"><text:span text:style-name="T4">Vijhtede tjaalege</text:span></text:p>
      <text:p text:style-name="P5"><text:span text:style-name="T4">Man stoerre staaten diedte</text:span></text:p>
      <text:p text:style-name="P4"><text:span text:style-name="T2">Gaajhkh staati åårgaanh, dovne naasjovnale,regiovnale jih lihkemes byjresen,diedth utnieh daan konvensjovnese. Jeatja åårganh  mah byøgkeles reeremisnie jih byøgkeles vyrtehkisnie  aaj tjoeverieh diedtem vuesiehtidh. Daate aaj faalegem vadta private åårganide mah leah barkeminie byjjes faamoeladtje aamhtsigujmie  jallh jeatja sjiere byjjes laavenjassh juhtiehteminie.</text:span></text:p>
      <text:p text:style-name="P4"><text:span text:style-name="T2">Gosse daam konvensjovnem åtnose vaalteme, dellie eah edtjh saemiedigkieh jallh dah jeatja saemien åårganh ovjearohks sijjen naasjovnale jallh internaasjovnale reaktijste, nommem vaeltedh goh staate jis eah leah aamhtsigujmie byjjes-raerine barkeminie.</text:span></text:p>
      <text:p text:style-name="P5"><text:span text:style-name="T2"> </text:span></text:p>
      <text:p text:style-name="P5"><text:span text:style-name="T4">Govhtede tjaalege</text:span></text:p>
      <text:p text:style-name="P5"><text:span text:style-name="T4">Magkeres råajvarimmieh staateste saemide</text:span></text:p>
      <text:p text:style-name="P4"><text:span text:style-name="T2">Dah golme staath tjoeverieh radtjoes laakan barkedh guktie saemieh maehtieh eensi laakan gielem øvtiedidh jih gorredidh, kultuvrem vaarjelidh jih jielemem jih ektievoetem bijjiebasse lutnjedh.</text:span></text:p>
      <text:p text:style-name="P4"><text:span text:style-name="T2">Staath edtjieh aaj buerie laakan barkedh guktie saemiej byjrese maahta stinks laakan tjåadtjodh jih buerie øvtiedimmie vijriebasse juhtiehtidh.</text:span></text:p>
      <text:p text:style-name="P4"><text:span text:style-name="T2">Daate konvensjovne aaj staateste kriebpesje diedtem utnedh saemide mah leah siejme saemiej voengi bæjngolen årroemine.</text:span></text:p>
      <text:p text:style-name="P5"><text:soft-page-break/><text:span text:style-name="T2"> </text:span></text:p>
      <text:p text:style-name="P5"><text:span text:style-name="T4">Tjijhtjede tjaalege</text:span></text:p>
      <text:p text:style-name="P5"><text:span text:style-name="T4">Namtegh diskriminering   - jih sjiere råajvarimmieh tseagkodh</text:span></text:p>
      <text:p text:style-name="P4"><text:span text:style-name="T2">Saemien almetjh jih ajne saemie edtjieh vaarjelimmesne årrodh guktie eah jeatjh-laaketje vuajnoen (diskriminering) nualan båetieh. Gosse saemiej reaktah daan konvensjovnen mietie vedtedh,dellie staate tjoevere sjiere råajvarimmieh tseagkodh.</text:span></text:p>
      <text:p text:style-name="P5"><text:span text:style-name="T2"> </text:span></text:p>
      <text:p text:style-name="P5"><text:span text:style-name="T4">Gaaktsede tjaalege</text:span></text:p>
      <text:p text:style-name="P5"><text:span text:style-name="T4">Vaenemes reaktah</text:span></text:p>
      <text:p text:style-name="P4"><text:span text:style-name="T2">Reaktah mah daan konvensjovnese veadaldihkie, leah "vaenemes reaktah"(minsterettigheter). Juktie nimhtie sjiere staath maehtieh reaktide vijriedidh jallh buerebe råajvarimmieh faaledh. Daerpies lea læjhkan daejredh ij leah nuepie reaktide mah joe gååvnesieh gærtjiedidh.</text:span></text:p>
      <text:p text:style-name="P5"><text:span text:style-name="T2"> </text:span></text:p>
      <text:p text:style-name="P5"><text:span text:style-name="T4">Åktsede tjaalege</text:span></text:p>
      <text:p text:style-name="P5"><text:span text:style-name="T4">Saemiej vuekieh</text:span></text:p>
      <text:p text:style-name="P4"><text:span text:style-name="T2">Staath edtjieh saemiej reaktaj-sisvegh jih reaktaj-vuekieh jih pråvhkoeh krøøhkestidh.</text:span></text:p>
      <text:p text:style-name="P4"><text:span text:style-name="T2">Guktie voestes raajese vuesehte, dellie edtjieh staath gosse orre reaktah buektedh dajvide gusnie maahtah saemij mojhtsh gååvnesidh, tjilkedh mejtie daerpies sijjide vaarjelidh jallh jeatjh laakan viehkiem vedtedh laaken tjirrh. Reakta-åtnosne edtjieh aaj saemiej vuekieh bæjjese lutnjesovvedh.</text:span></text:p>
      <text:p text:style-name="P5"><text:span text:style-name="T2"> </text:span></text:p>
      <text:p text:style-name="P5"><text:span text:style-name="T4">Låhkede tjaalege</text:span></text:p>
      <text:p text:style-name="P5"><text:span text:style-name="T4">Reakta-njolkedassi sjiehtesjimmie</text:span></text:p>
      <text:p text:style-name="P4"><text:span text:style-name="T2">Staath edtjieh saemiedigij ektine  laakide jih aaj jeatja aamhtside mah daerpies, sjiehtesjedtedh guktie saemide laanti rasti gåabpegh bielesne bøøremes sjædta.</text:span></text:p>
      <text:p text:style-name="P5"><text:span text:style-name="T2"> </text:span></text:p>
      <text:p text:style-name="P5"><text:span text:style-name="T4">Luhkie-voestes tjaalege</text:span></text:p>
      <text:p text:style-name="P5"><text:span text:style-name="T4">Ektes-vuekiebarkoe kultuvren -jih jielemesjiehtesjimmien gaavhtan</text:span></text:p>
      <text:p text:style-name="P4"><text:span text:style-name="T2">Staat edtjieh råajvarimmieh tseagkodh guktie aelhkebe saemide jielebarkojne giehtelidh laanti gaskems jih aaj buerielaakan kultuvre-daerpiesvoetide tseagkodh. Nimhtie aaj staath tjoeverieh barkedh guktie gaajhkh tsagkesh mah saemiej jieleme-barkose veadtaldihke  suenieh .  Daate tjoevere daeahpadidh seamma gusnie saemiej årromesijjieh jih magkeres laantesne. Seamma reaktam aaj saemiede vedtedh guktie dihte kultuvre- faaleldahke bøøremes sjeadta seamma magkeres laantesne jielieminie.                                               </text:span></text:p>
      <text:p text:style-name="P5"><text:soft-page-break/><text:span text:style-name="T2"> </text:span></text:p>
      <text:p text:style-name="P5"><text:span text:style-name="T4">Luhkie mubpie tjaalege</text:span></text:p>
      <text:p text:style-name="P5"><text:span text:style-name="T4">Ektesvuekie-barkoe øøhpehtimmien jih tryjje-jielemen  gaavhtan</text:span></text:p>
      <text:p text:style-name="P4"><text:span text:style-name="T2">Staath edtjieh råajvarimmieh tseagkodh  guktie saemieh maehtieh viehkiem åadtjodh øøhpehtæmman, healsose jih siemes-voetese laantesne gusnie bøøremes.                                                        </text:span></text:p>
      <text:p text:style-name="P5"><text:span text:style-name="T2"> </text:span></text:p>
      <text:p text:style-name="P5"><text:span text:style-name="T4">Luhkie gåalmede tjaalege</text:span></text:p>
      <text:p text:style-name="P5"><text:span text:style-name="T4">Saemiej symbovlh</text:span></text:p>
      <text:p text:style-name="P4"><text:span text:style-name="T2">Staath edtjieh saemiej reaktam krøøhkestidh saevegem pruvhkedh jih aaj jeatja naasjovnale symbolh. Dah edtjieh aaj saemiedigkijne ekti-vøøki barkedh guktie saemiej symbovlh vååjnose båetieh jih vuesiehtieh saemieh leah sjiere tjierte dej golme laantine.</text:span></text:p>
      <text:p text:style-name="P5"><text:span text:style-name="T2"> </text:span></text:p>
      <text:p text:style-name="P5"><text:span text:style-name="T3">Mubpie Kapittele II</text:span></text:p>
      <text:p text:style-name="P5"><text:span text:style-name="T3">Saemiej jijtjh - reereme</text:span></text:p>
      <text:p text:style-name="P5"><text:span text:style-name="T4">Luhkie njealjede tjaalege</text:span></text:p>
      <text:p text:style-name="P5"><text:span text:style-name="T4">Saemiedigkieh</text:span></text:p>
      <text:p text:style-name="P4"><text:span text:style-name="T2">Saemiedigkieh edtjieh gaajhki golme laantine gååvnesidh. Dihte saemiej jillemes åårgaane. Saemiedigkieh berkieh guktie bøøremes saemide jih almetjh disse veeljesuvvieh veeljeme -reaktan mietie abpe laanteste.</text:span></text:p>
      <text:p text:style-name="P4"><text:span text:style-name="T2">Veeljeme- reaktah saemiedægkan båetieh laaken tjirrh. Dah moenesovvieh barkoen tjirrh saemiedigkijne, tjaalege 16.</text:span></text:p>
      <text:p text:style-name="P4"><text:span text:style-name="T2">Saemiedigkieh edtjieh dagkeres laavenjassh utnedh guktie maahta radtjoes laakan barkedh guktie saemiej jijtjh-reereme reaktah bæjjese lutjnesovvieh daan konvensjovnen aarvoen mietie. Nænnoestimmieh saemiedigkij faamojse laaken tjirrh båetieh.</text:span></text:p>
      <text:p text:style-name="P4"><text:span text:style-name="T2">Saemiedigkieh råajverieh jih jiehtesh buektieh aamhtsidie mejtie daerpies.</text:span></text:p>
      <text:p text:style-name="P5"><text:span text:style-name="T2"> </text:span></text:p>
      <text:p text:style-name="P5"><text:span text:style-name="T4">Luhkie vijhtede tjaalege</text:span></text:p>
      <text:p text:style-name="P5"><text:span text:style-name="T4">Saemiedigkien jijtjh-reereme njolkedassh</text:span></text:p>
      <text:p text:style-name="P4"><text:span text:style-name="T2">Saemiedigkij jijtjh-reereme nænnoestimmieh gyhtjelasside buektieh nasjovnale jallh internasjovnale reaktaj tjirrh.</text:span></text:p>
      <text:p text:style-name="P4"><text:soft-page-break/><text:span text:style-name="T2">Saemiedigkieh aaj maehtieh mååhtedimmieh nasjovnale, regiovnale jih byjrese ektievoetij tjirrh buektedh jis daerpies saemiej kultuvrem jih ektievoete-jielemem nænnoestidh.</text:span></text:p>
      <text:p text:style-name="P4"><text:span text:style-name="T2">        </text:span></text:p>
      <text:p text:style-name="P5"><text:span text:style-name="T4">Luhkie govhtede tjaalege</text:span></text:p>
      <text:p text:style-name="P5"><text:span text:style-name="T4">Saemiedigkien reaktah gietelæmman</text:span></text:p>
      <text:p text:style-name="P4"><text:span text:style-name="T2">Gosse vihkeles gyhtjelassh saemide, dellie edtjieh saemiedigkieh voestegh aamhtside gietedalledh aerebi goh nænnoestimmie byjjes reeremistie båata. Dagkeres digkiedimmieh jih nænnoestimmieh tjoeverieh nimhtie juhtedh guktie saemiedigkieh maehtieh aamhtse-juhtemem jih darjoemen tsevtsiehtidh.</text:span></text:p>
      <text:p text:style-name="P4"><text:span text:style-name="T2">Eah edtjieh staath nænnoestidh jallh luhpiem vedtedh dagkeres råajvarimmide mah maehtieh goerpehtidh maadth-kriebpesjide saemien kultuvrese, saemiej jielemidie jallh saemiej ektievoete-jielemasse jis eah saemiedigkieh disse siemedh.</text:span></text:p>
      <text:p text:style-name="P5"><text:span text:style-name="T2"> </text:span></text:p>
      <text:p text:style-name="P5"><text:span text:style-name="T4">Luhkie tjijhtjede tjaalege</text:span></text:p>
      <text:p text:style-name="P5"><text:span text:style-name="T4">Saemiedigkij reaktah jeatja aamhtse-ryøjredimmesne</text:span></text:p>
      <text:p text:style-name="P4"><text:span text:style-name="T2">Saemiedigkieh reaktah utnieh meatan årrodh byjjes raerijne gosse aamhtsi bijre digkiedidh mah saemide dijpieh.</text:span></text:p>
      <text:p text:style-name="P4"><text:span text:style-name="T2">Saemiedigkieh edtjieh saemien aamhtside giehtjedidh aerebi goh byjjes raerieh dejtie nænnoestieh.</text:span></text:p>
      <text:p text:style-name="P4"><text:span text:style-name="T2">Staath edtjieh daerpies-voetide tjilkedh gosse raeriestimmieh saemiedigkijste båata. Daate tjoevere deahpadidh låångkh aerebi guktie saemiedigkieh maehtieh tsevtsiehtidh aamhtse-juhtemem jih vaestiedimmiem.</text:span></text:p>
      <text:p text:style-name="P4"><text:span text:style-name="T2">Saemiedigkieh åvtelbodtieh vaestiedieh mejtie sijhtieh lihtsegh meatan jallh laahtestimmieh aamhtse-ryøjredæmman vedtedh.</text:span></text:p>
      <text:p text:style-name="P5"><text:span text:style-name="T2"> </text:span></text:p>
      <text:p text:style-name="P5"><text:span text:style-name="T4">Luhkie gaaksede tjaalege</text:span></text:p>
      <text:p text:style-name="P5"><text:span text:style-name="T4">Tjåådtjh-sijjie nasjovnale-tjåangkojde</text:span></text:p>
      <text:p text:style-name="P4"><text:span text:style-name="T2">Staati nasjovnale tjåangkoeh jallh dej moenehtsh edtjieh sijjiem darjodh guktie lihtsegh saemiedigkijste maehtieh meatan jih buerkiestidh aamhtsi bijre mah saemide vihkeles.</text:span></text:p>
      <text:p text:style-name="P4"><text:span text:style-name="T2">Gosse aamhtsh saemij bijre gietelimmesne, dellie edtjieh byjjes ståvroeh nuepiem saemiedigkide vedtedh jih dejtie goltelidh.</text:span></text:p>
      <text:p text:style-name="P4"><text:span text:style-name="T2">Dah sjiere laanti nasjovnale tjåangkoeh edtjieh njolkedassh aamhtsi bijre vedtedh jih guktie dej gujmie giehtelidh.</text:span></text:p>
      <text:p text:style-name="P5"><text:span text:style-name="T2"> </text:span></text:p>
      <text:p text:style-name="P5"><text:span text:style-name="T4">Luhkie åktsede tjaalege</text:span></text:p>
      <text:p text:style-name="P5"><text:soft-page-break/><text:span text:style-name="T4">Saemieh jih internasjovnale representasjovnh</text:span></text:p>
      <text:p text:style-name="P4"><text:span text:style-name="T2">Saemiedigkieh edtjieh saemij digkiedimmide meatan vaeltedh gosse gaskestaati tjåangkoeh.</text:span></text:p>
      <text:p text:style-name="P4"><text:span text:style-name="T2">Staath edtjieh aaj saemide eevtjedh goh lihtsegh internasjovnale institusjovnine jih aaj stilledh meatan goh håaleniere internasjovnale tjåangkojne.</text:span></text:p>
      <text:p text:style-name="P5"><text:span text:style-name="T2"> </text:span></text:p>
      <text:p text:style-name="P5"><text:span text:style-name="T4">Gøøkte låhkede tjaalege</text:span></text:p>
      <text:p text:style-name="P5"><text:span text:style-name="T4">Siejme saemiej åårganisasjovnh</text:span></text:p>
      <text:p text:style-name="P4"><text:span text:style-name="T2">Saemiedigkieh maehtieh siejme åårganisasjovnh tseegkedh.Staath edtjieh, gosse daerpies, saemiedigkij ektine barkedh guktie byjjes faaleldahkh dagkaridie åårganisasjovnide båetieh.</text:span></text:p>
      <text:p text:style-name="P5"><text:span text:style-name="T2"> </text:span></text:p>
      <text:p text:style-name="P5"><text:span text:style-name="T4">Gøøkte luhkie voestes tjaalege</text:span></text:p>
      <text:p text:style-name="P5"><text:span text:style-name="T4">Jeatja saemien gaskebarkoeh</text:span></text:p>
      <text:p text:style-name="P4"><text:span text:style-name="T2">Staath edtjieh krøøhkestidh jih gosse daerpies soptsestalledh saemiej-staari, siidaj, båatsoeburrieh-moenehtsigujmie  jih aaj "skoltesamenes byastæmmine" jih aaj væjkeles saemiej lihtsegigyjmie byjresisnie .</text:span></text:p>
      <text:p text:style-name="P5"><text:span text:style-name="T2"> </text:span></text:p>
      <text:p text:style-name="P5"><text:span text:style-name="T4">Gøøkte luhkie mubpie tjaalege</text:span></text:p>
      <text:p text:style-name="P5"><text:span text:style-name="T4">Saemij regiovne</text:span></text:p>
      <text:p text:style-name="P4"><text:span text:style-name="T2">Staath edtjieh eadtjohke laakan barkedh jih øvtiedidh dajvide guktie saemieh maehtieh gorredidh sjiere reaktah daan konvesjovnen jih laanti laaki mietie.</text:span></text:p>
      <text:p text:style-name="P5"><text:span text:style-name="T2"> </text:span></text:p>
      <text:p text:style-name="P5"><text:span text:style-name="T3">Gåalmede kapittele III</text:span></text:p>
      <text:p text:style-name="P5"><text:span text:style-name="T3">Saemien giele jih kultuvre</text:span></text:p>
      <text:p text:style-name="P5"><text:span text:style-name="T4">Luhkie gåalmede tjaalege</text:span></text:p>
      <text:p text:style-name="P5"><text:span text:style-name="T4">Saemiej giele-reaktah</text:span></text:p>
      <text:p text:style-name="P4"><text:span text:style-name="T2">Saemiej leah reaktah nuhtjedh jih øvtiedidh gielem jih vuekide båetije sliektide. Dejtie aaj reaktah barkedh guktie maahtoeh saemien gielen bijre  maahta vadtasovvedh dejtie guhth geerve gieline giehtelidh.</text:span></text:p>
      <text:p text:style-name="P4"><text:soft-page-break/><text:span text:style-name="T2">Saemieh edtjieh reaktam utnedh jiehtedh, steeredh jih goerkesem åadtjodh jijtse nommide jih  aaj nommide ovmese dajvine.</text:span></text:p>
      <text:p text:style-name="P5"><text:span text:style-name="T2"> </text:span></text:p>
      <text:p text:style-name="P5"><text:span text:style-name="T4">Gøøkte luhkie vijhtede tjaalege</text:span></text:p>
      <text:p text:style-name="P5"><text:span text:style-name="T4">Staaten diedte gielide øvtiedidh</text:span></text:p>
      <text:p text:style-name="P4"><text:span text:style-name="T2">Staath edtjieh saemide nuepieh vedtedh gielide gorredidh, øvtiedidh jih vijriebasse guedtedh. Staath edtjieh darjoemisnie vuesiehtidh guktie aalfabeete maahta eevtjeme-laakan provhkesovvedh daan sjiehken.</text:span></text:p>
      <text:p text:style-name="P4"><text:span text:style-name="T2">Saemien giele edtja maehtedh radtjoes laakan provhkesovvedh døøpmeme-raerine, jih aaj byjjes raerine saemiej dajvine. Nimhtie edtja aaj giele maehtedh provhkesovvedh bæjngolen dej saemiej dajvh jis ovmese aamhtsh voestegh  leah gietedallemisnie orreme saemij dajvine jallh jeatjh-laakan dejtie dajvide veadtaldihkie.</text:span></text:p>
      <text:p text:style-name="P4"><text:span text:style-name="T2">Staath edtjieh aaj lidteratuvrh saemien gielesne skåårvedh.</text:span></text:p>
      <text:p text:style-name="P4"><text:span text:style-name="T2">Dihte mij daennie tjaalegesne tjåådtje edtja aaj dejtie unnemes saemien-gielide dijpedh jih gorredidh.</text:span></text:p>
      <text:p text:style-name="P5"><text:span text:style-name="T2"> </text:span></text:p>
      <text:p text:style-name="P5"><text:span text:style-name="T4">Gøøkte luhkie vijhtede tjaalege</text:span></text:p>
      <text:p text:style-name="P5"><text:span text:style-name="T4">Saemiej medijah</text:span></text:p>
      <text:p text:style-name="P4"><text:span text:style-name="T2">         Staath edtja nuepiem vedtedh guktie saemieh jijtje åadtjoeh jijtjh-reereme media-politikkem juhtiehtidh guktie saemieh bøøremeslaaketje råajvarimmieh, saerniestimmieh jih aarvoe-diejvesh  åadtjoeh digkiedidh gyhtjelassi bijre mah gaajhksidie vihkeles.</text:span></text:p>
      <text:p text:style-name="P4"><text:span text:style-name="T2">         Staath edtjieh barkedh guktie provgramh radiovesne jih Tv-esne saemien gielesne båetieh jih aaj barkedh guktie plaerieh  maehtieh saemien gielem nænnoestidh. Saemiedigkieh edtjieh ektesvuekie barkedh  rasti bijjelen guktie media-intstitusjovnh provgramh jih tjaalegh buektieh mah saemien gielese vihkeles. Jiehtegh daesnie aaj unnemes gielide dijpieh.</text:span></text:p>
      <text:p text:style-name="P4"><text:span text:style-name="T2">                                           </text:span></text:p>
      <text:p text:style-name="P4"><text:span text:style-name="T2">              </text:span></text:p>
      <text:p text:style-name="P5"><text:span text:style-name="T4">Gøøkte luhkie govhtede tjaalege</text:span></text:p>
      <text:p text:style-name="P5"><text:span text:style-name="T4">Saemien øøhpehtimmie</text:span></text:p>
      <text:p text:style-name="P4"><text:span text:style-name="T2">         Saemieh saemien dajvine edtjieh nuepiem utnedh jijtse gielem lieredh jih aaj øøhpehtimmiem saemien gielesne åadtjodh.Øøhpehtimmieh jih vierhtiemaaksoeh tjoeverieh sjiehtesovvedh fiere guhten duakan. Nimhtie øøhpehtimmie nuepiem vadta guktie gaajhks guhth sijhtieh maehtieh lohkedh jih vijriebasse gieline ovmese daltesinie båetedh,  aaj maehtieh saemiej jielemevuekijgujmie barkedh. Beetneh-vierhtieh edtjieh nimtie biejesovvedh guktie aelhkie jillebem saemien øøhpehtimmiem jaksedh.</text:span></text:p>
      <text:p text:style-name="P4"><text:span text:style-name="T2">         Saemien maanah jih noerh mah  årroemienie bæjngolen saemiej dajvh edtjieh nuepiem saemien øøhpehtæmman åadtjodh  jih aaj øøhpehtimmiem saemien gielesne jis nuepie disse. Daerpies lea øøhpehtimmiem sjiehtesjehtedh duekien mietie guktie bøøremes dejtie.</text:span></text:p>
      <text:p text:style-name="P4"><text:span text:style-name="T2">         Daerpies leah aaj dejtie nasjovnale learoe-plaanide saemiedikij ektine sjiehtesjehtedh guktie maanah jih dah noerh maehtieh  jieledh guktie saemien kultuvre vuesehte.</text:span></text:p>
      <text:p text:style-name="P5"><text:span text:style-name="T2"> </text:span></text:p>
      <text:p text:style-name="P5"><text:soft-page-break/><text:span text:style-name="T4">Gøøkte luhkie tjijhtjede tjaalege</text:span></text:p>
      <text:p text:style-name="P5"><text:span text:style-name="T4">Giehtjedimmie</text:span></text:p>
      <text:p text:style-name="P4"><text:span text:style-name="T2">         Staath edtjieh saemiedigkiej ektine barkedh giehtjedimmieh aalkoetseahkan biejedh guktie maehtieh bigkesovvedh maahtoe-daerpiesvoetese saemiej ektievoetesne. Nimhtie aaj vihkeles saemieh maehtieh åadtjoeh giehtjedimmiejgujmie giehtelidh. Vihkeles aaj  ryøjredimmesne jååhkesjidh guktie giele jih kultuvre saemiej ektievoetesne jarngese båata.</text:span></text:p>
      <text:p text:style-name="P4"><text:span text:style-name="T2">         Staath edtjieh saemiedigkij ektine ektesvuekie-barkoem saemiej jih jeatja giehtjedimmie-instusjovni gaskems freemedh dovne sjiere laantine mohte aaj rasti bijjelen. Daerpies aaj giehtjedimmie-institusjovnide nænnoestidh guktie voestes sæjjan båetieh, vuaertsjh voestes lihtsem.</text:span></text:p>
      <text:p text:style-name="P4"><text:span text:style-name="T2">         Vihkeles aaj giehtjedimmiem sjiehtesjehtedh saemide goh aalkoealmetjh  jih krøøhkestidh kriebpesjimmmide mah destie båetieh.</text:span></text:p>
      <text:p text:style-name="P5"><text:span text:style-name="T2"> </text:span></text:p>
      <text:p text:style-name="P5"><text:span text:style-name="T4">Gøøkte luhkie gaaktsede tjaalege</text:span></text:p>
      <text:p text:style-name="P5"><text:span text:style-name="T4">Øøhpehtimmieh jih saerniestimmieh saemiej bijre</text:span></text:p>
      <text:p text:style-name="P4"><text:span text:style-name="T2">               Reaktah jiehtsh saemiej kultuvren jih ektievoeti bijre tjoeverieh aaj øøhpehtimmesne saemiej dajvi bæjngolen båetedh. Dageres øøhpehtimmie edtja vihties laakan maahtoem soptsestimmesne vedtedh saemiej bijre goh laanten aalkoe-almetjh. Staath, saemiedigkij ektine, tjoeverieh øøhpehtimmiem saemien kultuvren jih ektievoeten bijre faaledh almetjidie mah edtjieh saemiej dajvine barkedh.</text:span></text:p>
      <text:p text:style-name="P4"><text:span text:style-name="T2">               Staath jih saemiedigkieh tjoeverieh siejme almetjidie staeries saerniestimmieh saemien kultuvren jih ektievoete jielemen bijre vedtedh .</text:span></text:p>
      <text:p text:style-name="P5"><text:span text:style-name="T2"> </text:span></text:p>
      <text:p text:style-name="P5"><text:span text:style-name="T4">Gøøkte luhkie åktsede tjaalege</text:span></text:p>
      <text:p text:style-name="P5"><text:span text:style-name="T4">Healsoe-jih ektievoete tsiehkie</text:span></text:p>
      <text:p text:style-name="P4"><text:span text:style-name="T2">               Staath edtjieh saemiedigkij ektine barkedh guktie healsoe-jih ektievoete tsiehkien faaleldahkh saemide bøøremes sjidtieh.  Faaleldahkh tjoeverieh sjiehtesovvedh guktie giele-jih kultuvre kriebpesje.</text:span></text:p>
      <text:p text:style-name="P4"><text:span text:style-name="T2">               Bæjngolen dej saemiej dajvh edtjieh aaj healsoe-jih ektievoete-tsiehkie dåårjelidh guktie saemiej kultuvre jih giele jarngese båetieh  jih gietedalleme almetjidie bøøremes sjædta.</text:span></text:p>
      <text:p text:style-name="P5"><text:span text:style-name="T2"> </text:span></text:p>
      <text:p text:style-name="P5"><text:span text:style-name="T4">Golme luhkie tjaalege</text:span></text:p>
      <text:p text:style-name="P5"><text:span text:style-name="T4">Saemij maanah jih noerh</text:span></text:p>
      <text:p text:style-name="P4"><text:span text:style-name="T2">               Samiej maanah jih noerh reaktam utnieh saemien kultuvrem vååjnesasse buektedh jih saemien identitetem gorredidh jih øvtiedidh.</text:span></text:p>
      <text:p text:style-name="P5"><text:span text:style-name="T2"> </text:span></text:p>
      <text:p text:style-name="P5"><text:span text:style-name="T4">Golme luhkie voestes tjaalege</text:span></text:p>
      <text:p text:style-name="P5"><text:soft-page-break/><text:span text:style-name="T4">Vuekiej maahtoe jih kultuvren jiehtsh</text:span></text:p>
      <text:p text:style-name="P4"><text:span text:style-name="T2">               Staath edtjieh krøøhkestidh saemiej reaktam maahtoeh- vuekide vaarjelidh  jih aaj jiehtsh-kultuvren vuekide gorredidh. Saemiej edtjieh åadtjodh  reaktide gorredidh jih øvtiedidh jih dejtie  noere gaedtside guedtedh.</text:span></text:p>
      <text:p text:style-name="P4"><text:span text:style-name="T2">               Staath edtjieh aaj barkedh  jih saemide viehkiem vedtedh gosse daaroeh sijhtieh saemien kultuvrem åtnose vaeltieh, jih jis destie beetneh-vierhtieh båetieh, dellie vihkeles saemieh aaj måedtiem  vierhtijste åadtjoeh dåastodh. Saemien kultuvre tjovere vaarjelimmien nualan båetedh guktie eah kultuvre-darjomh båajhtode laakan saemiej maadtoem vuesehth.</text:span></text:p>
      <text:p text:style-name="P4"><text:span text:style-name="T2">               Staath edtjieh barkedh guktie saemiej maahtoe-kultuvre vaarjelæmman båata gosse edtjieh nænnoestimmieh saemiej  jielemen bijre tseegkedh.</text:span></text:p>
      <text:p text:style-name="P5"><text:span text:style-name="T2"> </text:span></text:p>
      <text:p text:style-name="P5"><text:span text:style-name="T4">Golme luhkie mubpie tjaalege</text:span></text:p>
      <text:p text:style-name="P5"><text:span text:style-name="T4">Saemiej kultuvre mojhtsh</text:span></text:p>
      <text:p text:style-name="P4"><text:span text:style-name="T2">               Saemiej kultuvre-mojhtsh edtjieh laaken mietie saemiedigkien nuelesne vaarjelsovvedh jallh jeatja institusjovni nuelesne mah saemiedægkan veadtaldihkie.</text:span></text:p>
      <text:p text:style-name="P4"><text:span text:style-name="T2">               Staath edtjieh råajvarimmieh tseagkodh ektie vøøki barkojne dej jeatja laantine  jih nimhtie vihtesjidh, vaarjelidh jih dejtie saemiej kultuvre-mojhtsidie reeremen nualan biejedh.</text:span></text:p>
      <text:p text:style-name="P4"><text:span text:style-name="T2">               Staath edtjieh aaj viehkiehtidh gosse kultuvre-mojhtsh leah vaaltasovveme saemij dajvijste jih jis dah  sjiere laakan saemiej kultuvrese veadaldihkie, dellie edtjieh dah museeide biejesovvedh jallh jeatja kultuvre-institusjovnide gosse saemiedidkie dam jååhkesjamme.</text:span></text:p>
      <text:p text:style-name="P5"><text:span text:style-name="T2"> </text:span></text:p>
      <text:p text:style-name="P5"><text:span text:style-name="T4">Golme luhkie gåalmode tjaalege</text:span></text:p>
      <text:p text:style-name="P5"><text:span text:style-name="T4">Kultuvren våarome</text:span></text:p>
      <text:p text:style-name="P4"><text:span text:style-name="T2">               Staati diedth kultuvren gaavhtan aaj  vihteles kultuvre-våaroemem dijpieh guktie saemieh jieleme-jih vierhtie-viehkieh åadtjoeh mij daerpies gosse kultuvrem øvtiedidh jih vihties laakan gorredidh.</text:span></text:p>
      <text:p text:style-name="P4"><text:span text:style-name="T2">                                     </text:span></text:p>
      <text:p text:style-name="P5"><text:span text:style-name="T3">Njealjede kapittele IV</text:span></text:p>
      <text:p text:style-name="P5"><text:span text:style-name="T3">Saemiej reaktah laantese jih tjaatsan</text:span></text:p>
      <text:p text:style-name="P4"><text:span text:style-name="T2">                                                </text:span></text:p>
      <text:p text:style-name="P5"><text:span text:style-name="T4">Golme luhkie njealjede tjaalege</text:span></text:p>
      <text:p text:style-name="P5"><text:span text:style-name="T4">Guktie laantem jih tjaetsiem vuekij mietie provhkedh</text:span></text:p>
      <text:p text:style-name="P4"><text:span text:style-name="T2">               Låångk daan åvtelen leah saemien vuekie orreme tjaetside jih laantide provhkedh guktie dah sjidteme goh eeke jih aerpie dejtie. Nimhtie dihte  vuesehte guktie dah nasjovnale- jih internasjovnale reaktah  verviestieh dejtie njoelkedasside mah dååjrehtsi mietie reaktam saemide laantese jih tjaatasan vedtieh.</text:span></text:p>
      <text:p text:style-name="P4"><text:soft-page-break/><text:span text:style-name="T2">               Jalhts saemieh eah leah aajhterh dagkeres dajvide mah tjaatsan jih laantide veadtaldihkie, mohte aerebi dajvide provhkeme båatsoe-jielemasse, gøølemasse jallh jeatjh laakan, dellie edtjieh saemieh daelie aaj reaktam utnedh daejtie dajvide provhkedh goh aerebi. Jis daaroeh aaj dajvide pruvhkieh saemiej ektine, dellie edtjieh gaajhks dovnesh voerkelimmesne dåemiedidh jih vuartasjidh guktie dah ovmese reaktah riektes sæjjan båetieh.Sjiere reaktah daerpies båatsoeburrie almetjidie. Jalhts reaktah vaenebh goh aerebi, læjhkan daerpies provhkemem sjiehtesjehtedh guktie maahta øvtiedimmiem teknigken jih vierhtiedimmien gaavhtan juhtiehtidh.</text:span></text:p>
      <text:p text:style-name="P4"><text:span text:style-name="T2">               Vihtesjimmieh guktie saemiej pråvkoe ovmese dajvide daan njoelkedassen mietie,  edtja våaromen mietie mietiesovvedh jih vuesiehtidh guktie saemieh aerebi laantide jih tjaetside åtnose vaalteme. Daajroes lea aaj saemieh eah leah naan væhtah eatnamasse laahpeme mah vååjnoes.</text:span></text:p>
      <text:p text:style-name="P4"><text:span text:style-name="T2">               Jiehtegh daennie tjaalegisnie eah leah naan tsagkesh jis saemieh sijhtieh sijjen eeke-reaktide bååstide vaeltedh jis nasjovnale jallh internasjovnale reaktah luhpiem vedtieh disse.</text:span></text:p>
      <text:p text:style-name="P5"><text:span text:style-name="T2"> </text:span></text:p>
      <text:p text:style-name="P5"><text:span text:style-name="T4">Golme luhkie vijhtede tjaalege</text:span></text:p>
      <text:p text:style-name="P5"><text:span text:style-name="T4">Guktie saemiej reaktide laantide jih tjaetside vaarjelidh</text:span></text:p>
      <text:p text:style-name="P4"><text:span text:style-name="T2">               Staath edtjieh daerpies råajvarimmieh tseagkodh guktie saemiej reaktah eensi laakan vaarjelimmien nualan båetieh, vuartsjh tjaalegem 34.</text:span></text:p>
      <text:p text:style-name="P4"><text:span text:style-name="T2">               Eeremes edtjieh staath eensi laakan giehtjedidh dejtie laante-jih tjaetsiedajvide mejtie saemieh vuekien mietie pruvhkeme. Sjiere øørnegh edtjieh gååvnesidh nasjovnale reaktesne guktie nuepie gyhtjelasside giehtjedidh saemiej reaktaj bijre laantese jih tjaatsan. Jis dåeriesmoerh døøpmege -raerine reaktaj bijre, dellie edtjieh beetne-vierhtieh vadtasovvedh guktie aamhtside maehtieh vijriebasse juhtiehtidh.</text:span></text:p>
      <text:p text:style-name="P5"><text:span text:style-name="T2"> </text:span></text:p>
      <text:p text:style-name="P5"><text:span text:style-name="T4">Golme luhkie govhtede tjaalege</text:span></text:p>
      <text:p text:style-name="P5"><text:span text:style-name="T4">Guktie eatnemen maelmide provhkedh</text:span></text:p>
      <text:p text:style-name="P4"><text:span text:style-name="T2">               Saemiej reaktah eatnemen maelmide laante-jih tjaetsie-dajvine mah nebnesovvieh tjaalegisnie 34, edtjieh sjiere vaarjelimmien nualan båetedh. Eeremes lea vihkeles daejredh gosse daejtie reaktide aaj båetije biejjiej provhkedh, dellie nuepieh saemiej vuekie-maahtoeh jih kultuvre-jiehteside gorredidh.</text:span></text:p>
      <text:p text:style-name="P4"><text:span text:style-name="T2">               Aerebi goh byjjes reereme luhpiem vadta giehtjedæmman jallh aaj viedtjemasse mineralijste jallh jeatja maelmijste laanteste jallh tjaeteste mah leah saemiej eekh  jallh dejstie provhkesovveme, dellie edtja digkiedimmie saemiejgujmie årrodh jih  aaj saemiedigkijne guktie  tjaalege 16 vuesehte.</text:span></text:p>
      <text:p text:style-name="P4"><text:span text:style-name="T2">               Jis saemiede tsagkesh sjidtieh jallh geerve barkedh dej dajvine goh aerebi, dellie eah edtjieh luhpieh vadtasovvedh giehtjedæmman jallh viedtjemasse eatnemen maelmijste jis daate  saemiej kultuvrem sturrieh. Saemiedigkieh jih sjiere saemieh tjoeverieh siemes årrodh jis dagkeres barkoeh edtjieh åtnose båetedh.</text:span></text:p>
      <text:p text:style-name="P4"><text:span text:style-name="T2">               Dihte mij daennie tjaalegisnie tjåådtje, aaj dijpieh jeatja goerpemem eatnamisnie jallh pråavhkoem eatnamistie mij tjaalegisnie 34 tjåådtje. Daesnie  aaj  skåajje-snidtjeme båata, tjatsie- jallh biegke-faamoe bigkeme, geajnoebigkeme jih hæhtjoeh, militære lierehtimmie-sijjieh jih staeries sijjieh militærese.</text:span></text:p>
      <text:p text:style-name="P5"><text:span text:style-name="T2"> </text:span></text:p>
      <text:p text:style-name="P5"><text:span text:style-name="T4">Golme luhkie tjijhtede tjaalege</text:span></text:p>
      <text:p text:style-name="P5"><text:span text:style-name="T4">Goerpemaaksoeh jih læhtah vierhtijste</text:span></text:p>
      <text:p text:style-name="P4"><text:span text:style-name="T2">               Saemieh edtjieh goerpemaaksoem gaajhki urhtsetallemi  åvteste åadtjodh jis dagkeres darjome sjædta mij tjaalegisnie 36, mubpien jih njieljeden boelhkesne tjåådtje. Gosse nasjovnale laake kriebpesje dejstie guhth luhpiem åådtjeme eatnemen maelmijste vaeltedh, dellie edtjieh våarome-aajhteridie vierhtieh maeksedh jallh dienesjisti leahtam vedtedh. Nimhtie aaj seamma reaktah saemide guhth leah dajvide provhkeme, maaksoem dåastodh.</text:span></text:p>
      <text:p text:style-name="P4"><text:span text:style-name="T2">               Seamma laakan aaj daate sjædta maaksoem dåastodh jis internasjovnale reaktaj mietie eatnemen maelmieh vaaltasovvieh. </text:span></text:p>
      <text:p text:style-name="P5"><text:span text:style-name="T2"> </text:span></text:p>
      <text:p text:style-name="P5"><text:soft-page-break/><text:span text:style-name="T4">Golme luhkie gaaktsede tjaalege</text:span></text:p>
      <text:p text:style-name="P5"><text:span text:style-name="T4">Duvvege jih fealadimmie duvvene( fjorder og kystfarvann)</text:span></text:p>
      <text:p text:style-name="P4"><text:span text:style-name="T2">               Reaktah tjaetside jih provhkeme dejstie  mij tjaalasovveme artikkelisnie 34-37 aaj sjeahta gosse saemiej gøølemem jih jeatja pråvhkoem saelhteste nebnedh.</text:span></text:p>
      <text:p text:style-name="P4"><text:span text:style-name="T2">               Gosse juekedh vijremepaart gøølemasse jih jeatja saelhtien maelmide , dellie vihkeles saemiej reaktide steeredh jih vuartasjidh man vierhtege daate saemiej byjres ektievoetese.Daate edtja deahpadidh jalhts pråvhkoe lea åananamme jallh raakte gaarvanamme  juktie jeatja øørnegh leah båateme gøølemasse jih maelmie-pråvhkose daej dajvine. Seamma aaj sjædta jis pråvhkoeh åananamme jallh garvanamme juktie saelhtien maelmieh vaananamme daej dajvine.</text:span></text:p>
      <text:p text:style-name="P5"><text:span text:style-name="T2"> </text:span></text:p>
      <text:p text:style-name="P5"><text:span text:style-name="T4">Golme luhkie åktseden tjaalege</text:span></text:p>
      <text:p text:style-name="P5"><text:span text:style-name="T4">Dajve-jih maelmie-vierhtiedimmie</text:span></text:p>
      <text:p text:style-name="P4"><text:span text:style-name="T2">               Reaktaj baalte mah vuesiehtieh saemiej eeke-reaktah jallh pråvhkeme-reaktah, desnie edtjieh aaj saemiedigkieh mååhtedimmieh utnedh guktie tjaalege 16 vuesehte jih aaj  byjjes vierhtiedimmij bijre dajvine, tjaalegisnie, 34 jih 38.</text:span></text:p>
      <text:p text:style-name="P5"><text:span text:style-name="T2"> </text:span></text:p>
      <text:p text:style-name="P5"><text:span text:style-name="T4">Vijhte luhkien tjaalege</text:span></text:p>
      <text:p text:style-name="P5"><text:span text:style-name="T4">Byjres -vaarjelimmie jih byjres vierhtiedimmie</text:span></text:p>
      <text:p text:style-name="P4"><text:span text:style-name="T2">               Staath tjoeverieh saemiedigkij ektine barkedh guktie eensi byjres vaarjelimmieh tsegkesovvieh guktie reaktah jih øvtiedimmieh saemiej laante-jih tjaetsiedajvine stinkes sjædta, tjaalege 34 jih 38.</text:span></text:p>
      <text:p text:style-name="P4"><text:span text:style-name="T2">               Saemiedigkieh edtjieh reaktam utnedh reeremasse , tjaalege 16, guktie byjres vierhtiedimmiem daej dajvine maehtieh tsevsiehtidh .</text:span></text:p>
      <text:p text:style-name="P5"><text:span text:style-name="T2"> </text:span></text:p>
      <text:p text:style-name="P5"><text:span text:style-name="T3">Vijhtede kapittele V</text:span></text:p>
      <text:p text:style-name="P5"><text:span text:style-name="T3">Saemiej jieleme</text:span></text:p>
      <text:p text:style-name="P5"><text:span text:style-name="T4">Vijhte luhkie voestes tjaalege</text:span></text:p>
      <text:p text:style-name="P5"><text:span text:style-name="T4">Guktie saemiej jielemidie vaarjelidh</text:span></text:p>
      <text:p text:style-name="P4"><text:span text:style-name="T2">              Saemiej jielemh jih saemieh maelmie-vierhtiedimmieh edtjieh sjiere laakan vaarjelimmien nualan båetedh. Daate lea daerpies reaktaj-jih vierhtiej råajvarimmiej gaavhtan gosse vihties laakan  kultuvre-våaroemasse veadtaldihkie.</text:span></text:p>
      <text:p text:style-name="P4"><text:span text:style-name="T2">               Saemiej jieleme jih maelmie-vierhtiedimmie  leah vihkeles gosse saemiej voenge edtja tjåadtjodh jih øvtiedimmisne årrodh.</text:span></text:p>
      <text:p text:style-name="P5"><text:span text:style-name="T2"> </text:span></text:p>
      <text:p text:style-name="P5"><text:soft-page-break/><text:span text:style-name="T4">Vijhte luhkie mubpie tjaalege</text:span></text:p>
      <text:p text:style-name="P5"><text:span text:style-name="T4">Saemiej båatsoejieleme</text:span></text:p>
      <text:p text:style-name="P4"><text:span text:style-name="T2">               Båatsoejieleme lea saemiej  vihties jih siejme vuekie jih dan gaavhtan daerpies disse sjiere reaktah viedtedh.</text:span></text:p>
      <text:p text:style-name="P4"><text:span text:style-name="T2">               Nimhtie edtjieh Sveerje jih Nøørje båatsoejielemem vaarjelidh jih øvtiedidh  goh sjiere reaktah saemide båatsoeburriedajvine.</text:span></text:p>
      <text:p text:style-name="P4"><text:span text:style-name="T2">               Saemieh goh aalkoealmetjh aaj vååjnesasse båetieh tjaalegisnie provtokollen nuelesne nr.3 europeiske uniovnesne, gusnie Finlaante aaj  tjirkie sæjhta saemiej båatsoejielemem nænnoestidh.</text:span></text:p>
      <text:p text:style-name="P5"><text:span text:style-name="T2"> </text:span></text:p>
      <text:p text:style-name="P5"><text:span text:style-name="T4">Njielje luhkie gåalmede tjaalege</text:span></text:p>
      <text:p text:style-name="P5"><text:span text:style-name="T4">Båatsoe-jieleme rasti bijjelen</text:span></text:p>
      <text:p text:style-name="P6"/>
      <text:p text:style-name="P4"><text:span text:style-name="T2">               Saemiej reaktah rasti gåabatjahki bieline gåatoehtidh, lea daerpies vuekien mietie.</text:span></text:p>
      <text:p text:style-name="P4"><text:span text:style-name="T2">               Jis mååhtedimmieh saemiej dajvine, sidaj- jallh bovtsegåatome moenehtsi gaskems, rasti gåabpegh bielesne gåatoehtidh, dellie edtjieh dah mååhtedimmieh dååjredh. Jis tsagesh pråvhkoen jallh guarkesen gaavhtan dagkeres mååhtedæmman, dellie edtja akte dejstie mij tsællosne, maehtedh tsælloem sjiere moenehtsasse guedtedh.Njoelkedassh  guktie dagkeres tsælloe-moenehtse edtja tjåangkan biejesovvedh, edtjieh saemiedigkieh dej golme laantine nænnoestidh. Jis akte dejstie paartijste ovnukte guktie tsælloe-moenehtse døøpmeme, dellie nuepie aamhtsem juhtiehtidh døøpmeme-raaran seamma laantesne gusnie båatsoe-dajve.</text:span></text:p>
      <text:p text:style-name="P4"><text:span text:style-name="T2">               Jis eah dagkeres mååhtedimmieh saemie-dajvi- sidaj jaalh bovtsegåatome-moenehtsi gaskems gååvnesh, mo</text:span><text:bookmark text:name="_GoBack"/><text:span text:style-name="T2">hte ajve gaske-staati latjkeme gåatome-dajvide,dellie edtja daate latjkeme vååjnose båetedh. Jis naaken muenieh stuerebe reaktam utnedh dagkeres dajvide, dellie edtjieh namtegh heaptoeh maehtedh kriebpesjimmide døøpmege-raaran juhtiehtidh dennie laantesne gusnie båatsoedajvh.</text:span></text:p>
      <text:p text:style-name="P4"><text:span text:style-name="T2">                                </text:span></text:p>
      <text:p text:style-name="P5"><text:span text:style-name="T3">Govhtede kapittele VI</text:span></text:p>
      <text:p text:style-name="P5"><text:span text:style-name="T3">Guktie daam konvensjovnem juhtiehtidh jih øvtiedidh</text:span></text:p>
      <text:p text:style-name="P5"><text:span text:style-name="T4">Njielje luhkie njealjede tjaalege</text:span></text:p>
      <text:p text:style-name="P5"><text:span text:style-name="T4">Ektesvuekiebarkoe saemiej ministri- jih saemiedigkiej lihtsegi gaskems</text:span></text:p>
      <text:p text:style-name="P4"><text:span text:style-name="T2">               Ministerh Finlaanteste, Nøørjeste jih Sveerjeste jih saemiedigkie- presidenth dej golme laantine, tjoeverieh abpe tijjen tjirrh tjåangkojsne gaavnedidh.                                       </text:span></text:p>
      <text:p text:style-name="P4"><text:span text:style-name="T2">               Dagkers ektesvuekiebarkoe edtja vuepside daennie konvensjovsne vijriebasse guedtedh, guktie voestes  tjaalegijsnie tjåådtje. Tjåangkojne edtjieh barkedh saemiej vihkeles aamhtsigujmie mah gaajhksidie dijpieh.</text:span></text:p>
      <text:p text:style-name="P5"><text:span text:style-name="T2"> </text:span></text:p>
      <text:p text:style-name="P5"><text:span text:style-name="T4">Njielje luhkie vijhtede tjaalege</text:span></text:p>
      <text:p text:style-name="P5"><text:soft-page-break/><text:span text:style-name="T4">Konvensjovnen moenehtse</text:span></text:p>
      <text:p text:style-name="P4"><text:span text:style-name="T2">               Noerhte konvensjovne-moenehtse edja tseegkesovvedh mij maahta giehtjedidh guktie daate konvensjovne jåhta. Moenehtsisnie edtjieh govhte lihtsegh guhth sinsitnijstie ovjearohks, tjahkasjidh. Dah golme staath jih saemiedigkieh fiere guhte lihtsegem muenieh.</text:span></text:p>
      <text:p text:style-name="P4"><text:span text:style-name="T2">               Dah edtjieh vijhte jaepieh desnie tjahkasjidh. Moenehtse edtja bievnesh dejtie golme staati reeremasside jih saemiedigide vedtedh .Moenehtse aaj maahta råajvarimmieh laanti reeremasside jih saemiedigkide vedtedh mah maetieh daam konvensjovnem nænnoestidh. Moenehtse aaj maahta jiehtsh buektedh jis gyhtjelassh  gill-akt almetjijstie jallh tjiertijste.</text:span></text:p>
      <text:p text:style-name="P5"><text:span text:style-name="T2"> </text:span></text:p>
      <text:p text:style-name="P5"><text:span text:style-name="T4">Njielje luhkie govhtede tjaalege</text:span></text:p>
      <text:p text:style-name="P5"><text:span text:style-name="T4">Nasjovnale darjomh</text:span></text:p>
      <text:p text:style-name="P4"><text:span text:style-name="T2">               Jis daate konvensjovne edtja vihties laakan vååjnesasse båetedh, dellie vihkeles staath jiehtesigujmie båetieh mah nasjovnale laaken nualan biejesovvieh.</text:span></text:p>
      <text:p text:style-name="P5"><text:span text:style-name="T2"> </text:span></text:p>
      <text:p text:style-name="P5"><text:span text:style-name="T4">Njielje luhkie tjijhtjede tjaalege</text:span></text:p>
      <text:p text:style-name="P5"><text:span text:style-name="T4">Vierhtie-mieriedimmie</text:span></text:p>
      <text:p text:style-name="P4"><text:span text:style-name="T2">               Staati diedth leah beetne-vierhtieh skåårvedh jis daate konvensjovne edtja juhtiemasse båetedh. Ikte mierie laajkoeh laanti gaskems edtja juakasovvedh vuejniemisnie man gellie saemieh dej ovmese laantine årroeminie.</text:span></text:p>
      <text:p text:style-name="P4"><text:span text:style-name="T2">               Baalte daej væjkoej mah daennie tjaalegisnie35,mubpien tsiehkesne nebnesovvieh, edtjieh aaj saemieh vierhtie-viehkiem åadtjodh jis daerpies gyhtjelassi reaktaj bijre døøpmege-raerine juhtiehtidh.</text:span></text:p>
      <text:p text:style-name="P5"><text:span text:style-name="T2"> </text:span></text:p>
      <text:p text:style-name="P5"><text:span text:style-name="T3">Tjiehtjede kapittele VII</text:span></text:p>
      <text:p text:style-name="P5"><text:span text:style-name="T3">Orrejimmie-jiehtsh</text:span></text:p>
      <text:p text:style-name="P4"><text:span text:style-name="T2">              </text:span></text:p>
      <text:p text:style-name="P5"><text:span text:style-name="T4">Njielje luhkie gaaktsede tjaalege</text:span></text:p>
      <text:p text:style-name="P5"><text:span text:style-name="T4">Saemiedigkiej dååhkasjehteme</text:span></text:p>
      <text:p text:style-name="P4"><text:span text:style-name="T2">               Daate konvensjovne edtja nuelie-tjaalegen mænngan dååhkasjehtemem dejstie golme saemiedigkijste viedtjedh.</text:span></text:p>
      <text:p text:style-name="P4"><text:span text:style-name="T2">                               </text:span></text:p>
      <text:p text:style-name="P5"><text:span text:style-name="T4">Njielje luhkie åksede tjaalege</text:span></text:p>
      <text:p text:style-name="P4"><text:soft-page-break/><text:span text:style-name="T3">                                                                </text:span><text:span text:style-name="T4">Ratifikasjovne</text:span></text:p>
      <text:p text:style-name="P4"><text:span text:style-name="T2">               Daate konvensjovne edtja ratifikasjovnen nualan. Daate maahta voestegh deapadidh gosse dah golme saemiedigkieh leah daam dååhkasjehtamme guktie tjaalege 48 vuesehte.</text:span></text:p>
      <text:p text:style-name="P5"><text:span text:style-name="T2"> </text:span></text:p>
      <text:p text:style-name="P5"><text:span text:style-name="T4">Vijhte luhkien tjaalege</text:span></text:p>
      <text:p text:style-name="P5"><text:span text:style-name="T4">Gåessie daejnie aelhkiehtidh</text:span></text:p>
      <text:p text:style-name="P4"><text:span text:style-name="T2">               Konvensjovne staeries sjædta golme luhkie biejjiej mænngan ratifikasjovne-tjaalegh leah våarkose nøørjen ålkoe-raerie departementese båateme.</text:span></text:p>
      <text:p text:style-name="P4"><text:span text:style-name="T2">               Nøørjen ålkoeraerie-departemente Finlaantese , Sveerjese  dejtie golme saemiedigkide bieljele ratifikasjonen tjaalegi våarkoen bijre jih aaj man mierien konvensjovne edtja aelkedh juhtedh.</text:span></text:p>
      <text:p text:style-name="P4"><text:span text:style-name="T2">               Dihte åårginale tjaalege edtja vøørhkelimmesne nøørjen ålkoeraerie-departementesne årrodh. Dihte edtja aaj vihties laakan øørnedh guktie Finlaante, Sveerje jih dah golme saemiedigkieh staeries kovpijem åadtjoeh.</text:span></text:p>
      <text:p text:style-name="P5"><text:span text:style-name="T2"> </text:span></text:p>
      <text:p text:style-name="P5"><text:span text:style-name="T4">Vijhte luhkie voestes tjaalege</text:span></text:p>
      <text:p text:style-name="P5"><text:span text:style-name="T4">Værrhtoedimmieh konvensjovnesne</text:span></text:p>
      <text:p text:style-name="P4"><text:span text:style-name="T2">               Værrhtoedimmieh daennie konvensjovnesne edtja ektesvøøki barkoe årrodh saemiedigkiej gaskems jih jiehtesij  tjaalegisnie 48.</text:span></text:p>
      <text:p text:style-name="P4"><text:span text:style-name="T2">               Værrhtoedimmieh daennie konvensjovnesne aelhkiedæmman båata golme luhkie biejjiej mænngan gosse mååhtedimmie-lihtsegh nøørjen ålkoeraerie departementese bieljelamme dååhkesjehtemen bijre.</text:span></text:p>
      <text:p text:style-name="P4"><text:span text:style-name="T2">               Dååhkesjehteme-lihtsegh leah jååhkesjehtamme daam konvensjovnem.</text:span></text:p>
      <text:p text:style-name="P1"><text:span text:style-name="T2">               Daate deahpedi .......................  _____  ._______n   20......  akten tjaaleginie nøørjen, finlaanten, sveerjen jih saemien gielesne. Gaajhkh tjaalegh seamma vierhtie-daltesisnie tjåadtjoeminie.</text:span></text:p>
      <text:p text:style-name="P3"/>
      <text:p text:style-name="P3"/>
      <text:p text:style-name="P3"/>
      <text:p text:style-name="P3"/>
      <text:p text:style-name="P3"/>
      <text:p text:style-name="P1"><text:span text:style-name="T2">Veedtjeme(27.02.2012) sæjroste:</text:span></text:p>
      <text:p text:style-name="P3"><text:soft-page-break/></text:p>
      <text:p text:style-name="P1"><text:span text:style-name="T2">http://www.regjeringen.no/Upload/AID/temadokumenter/sami/sami_samekonv_sorsamisk.pdf</text:span></text:p>
      <text:p text:style-name="P3"/>
      <text:p text:style-name="P3"/>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Arial"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nb" fo:country="NO" style:letter-kerning="false" style:font-name-asian="ＭＳ 明朝" style:font-size-asian="12pt" style:language-asian="nb" style:country-asian="NO"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nb" fo:country="NO" style:letter-kerning="false" style:font-name-asian="ＭＳ 明朝" style:font-size-asian="12pt" style:language-asian="nb" style:country-asian="NO" style:font-name-complex="F" style:font-size-complex="12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issel Jåma</meta:initial-creator>
    <dc:creator>Sissel Jåma</dc:creator>
    <meta:editing-cycles>2</meta:editing-cycles>
    <meta:creation-date>2012-04-27T08:36:00</meta:creation-date>
    <dc:date>2012-04-27T08:36:00</dc:date>
    <meta:editing-duration>P0D</meta:editing-duration>
    <meta:generator>LibreOffice/6.4.6.2$Linux_X86_64 LibreOffice_project/40$Build-2</meta:generator>
    <meta:document-statistic meta:table-count="0" meta:image-count="0" meta:object-count="0" meta:page-count="16" meta:paragraph-count="308" meta:word-count="3292" meta:character-count="29997" meta:non-whitespace-character-count="25564"/>
    <meta:user-defined meta:name="AppVersion">14.0000</meta:user-defined>
    <meta:user-defined meta:name="Company">Sør-Trøndelag Fylkeskommune, Aajeg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